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14f694" officeooo:paragraph-rsid="0014f694"/>
    </style:style>
    <style:style style:name="P2" style:family="paragraph" style:parent-style-name="Text_20_body" style:list-style-name="L1">
      <style:text-properties officeooo:rsid="0014f694" officeooo:paragraph-rsid="0014f694"/>
    </style:style>
    <style:style style:name="P3" style:family="paragraph" style:parent-style-name="Text_20_body" style:list-style-name="L1">
      <style:text-properties officeooo:rsid="001686bd" officeooo:paragraph-rsid="001686bd"/>
    </style:style>
    <style:style style:name="P4" style:family="paragraph" style:parent-style-name="Text_20_body" style:list-style-name="L1">
      <style:text-properties officeooo:rsid="00153495" officeooo:paragraph-rsid="00153495"/>
    </style:style>
    <style:style style:name="P5" style:family="paragraph" style:parent-style-name="Text_20_body" style:list-style-name="L1">
      <style:text-properties officeooo:rsid="00153495" officeooo:paragraph-rsid="0016ede1"/>
    </style:style>
    <style:style style:name="P6" style:family="paragraph" style:parent-style-name="Text_20_body" style:list-style-name="L1">
      <style:text-properties officeooo:rsid="0016ede1" officeooo:paragraph-rsid="0016ede1"/>
    </style:style>
    <style:style style:name="P7" style:family="paragraph" style:parent-style-name="Text_20_body" style:list-style-name="L1">
      <style:text-properties officeooo:rsid="0016ede1" officeooo:paragraph-rsid="001717e7"/>
    </style:style>
    <style:style style:name="P8" style:family="paragraph" style:parent-style-name="Text_20_body" style:list-style-name="L1">
      <style:text-properties officeooo:rsid="001b071f" officeooo:paragraph-rsid="001b071f"/>
    </style:style>
    <style:style style:name="P9" style:family="paragraph" style:parent-style-name="Text_20_body" style:list-style-name="L1">
      <style:text-properties officeooo:rsid="001bcf62" officeooo:paragraph-rsid="001bcf62"/>
    </style:style>
    <style:style style:name="P10" style:family="paragraph" style:parent-style-name="Text_20_body" style:list-style-name="L1">
      <style:text-properties fo:language="cs" fo:country="CZ" officeooo:rsid="001bd430" officeooo:paragraph-rsid="001bd430"/>
    </style:style>
    <style:style style:name="P11" style:family="paragraph" style:parent-style-name="Text_20_body" style:list-style-name="L1">
      <style:text-properties officeooo:rsid="001bd430" officeooo:paragraph-rsid="001bd430"/>
    </style:style>
    <style:style style:name="P12" style:family="paragraph" style:parent-style-name="Text_20_body">
      <style:text-properties officeooo:rsid="00218752" officeooo:paragraph-rsid="00218752"/>
    </style:style>
    <style:style style:name="P13" style:family="paragraph" style:parent-style-name="Text_20_body">
      <style:text-properties officeooo:rsid="00234f15" officeooo:paragraph-rsid="00234f15"/>
    </style:style>
    <style:style style:name="P14" style:family="paragraph" style:parent-style-name="Text_20_body">
      <style:text-properties officeooo:paragraph-rsid="002488a4"/>
    </style:style>
    <style:style style:name="P15" style:family="paragraph" style:parent-style-name="Text_20_body">
      <style:text-properties officeooo:rsid="0026c04f" officeooo:paragraph-rsid="0026c04f"/>
    </style:style>
    <style:style style:name="P16" style:family="paragraph" style:parent-style-name="Text_20_body">
      <style:text-properties officeooo:rsid="0026c04f" officeooo:paragraph-rsid="002734e0"/>
    </style:style>
    <style:style style:name="P17" style:family="paragraph" style:parent-style-name="Text_20_body">
      <style:text-properties officeooo:rsid="002734e0" officeooo:paragraph-rsid="002734e0"/>
    </style:style>
    <style:style style:name="P18" style:family="paragraph" style:parent-style-name="Text_20_body" style:list-style-name="L2">
      <style:text-properties officeooo:rsid="0028af87" officeooo:paragraph-rsid="0028af87"/>
    </style:style>
    <style:style style:name="P19" style:family="paragraph" style:parent-style-name="Text_20_body" style:list-style-name="L2">
      <style:text-properties officeooo:rsid="002a2487" officeooo:paragraph-rsid="002a2487"/>
    </style:style>
    <style:style style:name="P20" style:family="paragraph" style:parent-style-name="Text_20_body">
      <style:text-properties officeooo:rsid="002a2487" officeooo:paragraph-rsid="002a2487"/>
    </style:style>
    <style:style style:name="P21" style:family="paragraph" style:parent-style-name="Text_20_body">
      <style:text-properties officeooo:rsid="002b3237" officeooo:paragraph-rsid="002b3237"/>
    </style:style>
    <style:style style:name="P22" style:family="paragraph" style:parent-style-name="Heading_20_2">
      <style:text-properties fo:language="en" fo:country="US" officeooo:rsid="00218752" officeooo:paragraph-rsid="00218752"/>
    </style:style>
    <style:style style:name="T1" style:family="text">
      <style:text-properties officeooo:rsid="0016ede1"/>
    </style:style>
    <style:style style:name="T2" style:family="text">
      <style:text-properties officeooo:rsid="001717e7"/>
    </style:style>
    <style:style style:name="T3" style:family="text">
      <style:text-properties fo:color="#ff0000"/>
    </style:style>
    <style:style style:name="T4" style:family="text">
      <style:text-properties fo:color="#ff0000" officeooo:rsid="001717e7"/>
    </style:style>
    <style:style style:name="T5" style:family="text">
      <style:text-properties fo:language="en" fo:country="US"/>
    </style:style>
    <style:style style:name="T6" style:family="text">
      <style:text-properties fo:language="en" fo:country="US" officeooo:rsid="00234f15"/>
    </style:style>
    <style:style style:name="T7" style:family="text">
      <style:text-properties fo:language="en" fo:country="US" officeooo:rsid="002488a4"/>
    </style:style>
    <style:style style:name="T8" style:family="text">
      <style:text-properties fo:language="en" fo:country="US" officeooo:rsid="00256365"/>
    </style:style>
    <style:style style:name="T9" style:family="text">
      <style:text-properties fo:language="en" fo:country="US" officeooo:rsid="00265fe0"/>
    </style:style>
    <style:style style:name="T10" style:family="text">
      <style:text-properties fo:language="en" fo:country="US" officeooo:rsid="002734e0"/>
    </style:style>
    <style:style style:name="T11" style:family="text">
      <style:text-properties fo:language="en" fo:country="US" officeooo:rsid="0028af87"/>
    </style:style>
    <style:style style:name="T12" style:family="text">
      <style:text-properties fo:language="en" fo:country="US" officeooo:rsid="002a2487"/>
    </style:style>
    <style:style style:name="T13" style:family="text">
      <style:text-properties fo:language="en" fo:country="US" officeooo:rsid="002b3237"/>
    </style:style>
    <style:style style:name="T14" style:family="text">
      <style:text-properties fo:language="en" fo:country="US" officeooo:rsid="002bf9c5"/>
    </style:style>
    <style:style style:name="T15" style:family="text">
      <style:text-properties fo:language="en" fo:country="US" officeooo:rsid="002d40e7"/>
    </style:style>
    <style:style style:name="T16" style:family="text">
      <style:text-properties fo:language="cs" fo:country="CZ"/>
    </style:style>
    <style:style style:name="T17" style:family="text">
      <style:text-properties fo:language="cs" fo:country="CZ" officeooo:rsid="001dffc7"/>
    </style:style>
    <style:style style:name="T18" style:family="text">
      <style:text-properties officeooo:rsid="00204cc8"/>
    </style:style>
    <style:style style:name="T19" style:family="text">
      <style:text-properties style:font-name="Liberation Mono" fo:font-size="11pt" fo:language="en" fo:country="US" officeooo:rsid="00265fe0" style:font-size-asian="11pt" style:font-size-complex="11pt"/>
    </style:style>
    <style:style style:name="T20" style:family="text">
      <style:text-properties style:font-name="Liberation Mono" fo:font-size="11pt" fo:language="en" fo:country="US" officeooo:rsid="00265fe0" fo:background-color="#b0c4de" loext:char-shading-value="0"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MR: Jak na Github ve Windows</text:h>
      <text:list xml:id="list504965205" text:style-name="L1">
        <text:list-item>
          <text:p text:style-name="P2">Stáhnout a nainstalovat Git pro Windows (<text:a xlink:type="simple" xlink:href="https://git-scm.com/download/win" text:style-name="Internet_20_link" text:visited-style-name="Visited_20_Internet_20_Link">https://git-scm.com/download/win</text:a>). To je jádro, které zajistí komunikaci počítače s Githubem. Dá se ovládat z příkazového řádku, ale typicky to nebudeme dělat a necháme Tortoise Git, aby to jádro ovládal za nás.</text:p>
          <text:list>
            <text:list-item>
              <text:p text:style-name="P3">Během instalace Gitu budeme dotázáni na jméno a e-mailovou adresu. Tyto údaje nemusí nijak odpovídat našim přihlašovacím údajům na Github. Slouží pouze jako podpis, který se přilepí ke každé verzi obsahu našeho repozitáře, kterou uložíme. Neslouží ale k tomu, aby Github poznal, že máme právo nové verze odeslat na jeho server.</text:p>
            </text:list-item>
          </text:list>
        </text:list-item>
        <text:list-item>
          <text:p text:style-name="P2">Stáhnout a nainstalovat Tortoise Git (<text:a xlink:type="simple" xlink:href="https://tortoisegit.org/download/" text:style-name="Internet_20_link" text:visited-style-name="Visited_20_Internet_20_Link">https://tortoisegit.org/download/</text:a>). To je grafické rozhraní ke Gitu, přístupné přes kliknutí pravou myší na soubor nebo složku v Průzkumníku Windows. Pokud jste dříve používali Tortoise SVN, bude vám ovládání povědomé.</text:p>
        </text:list-item>
        <text:list-item>
          <text:p text:style-name="P4">Dále budeme potřebovat dva programy z balíku PuTTY: PuTTYgen a Pageant. Pokud jste používali PuTTY jako SSH klienta pro přístup do úfalí sítě, nejspíš už jste je měli. V každém případě jste je teď získali i jako součást Tortoise Gitu. Je tedy možné, že máte kopie těchto programů na dvou různých místech. <text:span text:style-name="T18">Teoreticky je jedno, kterou z nich použijete, až na to, že pokud máte příliš starou verzi programu, může se stát, že používá protokol nebo šifrovací algoritmus, který mezitím přestal být považován za bezpečný a Github ho nepodporuje.</text:span></text:p>
        </text:list-item>
        <text:list-item>
          <text:p text:style-name="P4">PuTTYgen pustíme jednorázově, abychom vygenerovali dvojici veřejného a soukromého klíče pro přístup na Github. Pokud už máte takovou dvojici klíčů <text:span text:style-name="T1">z nějakého důvodu </text:span>z dřívějška, pravděpodobně ji můžete využít i zde a nemusíte generovat novou. Veřejný klíč je určený k nahrání do vašeho profilu na Github. Spíš než jako klíč si ho představte jako klíčovou dírku. Kdokoli se později prokáže pasujícím soukromým klíčem, dostane na Githubu práva spojená s vaším účtem, např. tedy právo zápisu do repozitáře ufal/UMR. Soukromý klíč budete mít uložený v souboru na svém počítači a bude zašifrován s použitím hesla, aby ho nemohl použít každý, kdo získal přístup k vašemu počítači.</text:p>
        </text:list-item>
        <text:list-item>
          <text:p text:style-name="P5">PuTTYgen je jedno okno. Nejdřív klikněte na tlačítko Generovat, pak podle pokynů jezděte náhodně myší, až než bude program spokojen a klíč vygenerován. Potom zadejte a zopakujte heslo pro soukromý klíč. Potom si uložte soukromý klíč někam na disk do souboru s příponou .ppk, např. soukromy-klic.ppk. Následovně přímo z okna okopírujte řetězec s OpenSSH verzí veřejného klíče (pozor, když stisknete tlačítko Uložit veřejný klíč, bude to možná v jiném formátu, který se Githubu nebude líbit). Na Githubu najděte stránku svého profilu, klikněte na Settings <text:span text:style-name="T1">(</text:span><text:a xlink:type="simple" xlink:href="https://github.com/settings/profile" text:style-name="Internet_20_link" text:visited-style-name="Visited_20_Internet_20_Link"><text:span text:style-name="T1">https://github.com/settings/profile</text:span></text:a><text:span text:style-name="T1">)</text:span>, v menu vyberte SSH <text:span text:style-name="T1">and GPG</text:span> keys, zvolte <text:span text:style-name="T1">New SSH</text:span> key a vložte text klíče, který jste okopírovali z okna PuTTYgenu.</text:p>
        </text:list-item>
        <text:list-item>
          <text:p text:style-name="P6">Program Pageant na vašem počítači slouží k tomu, abyste nemuseli zadávat heslo k soukromému klíči znova při každé interakci s Githubem. Když ho spustíte, řeknete mu, kde leží soubor s vaším soukromým klíčem, na požádání sdělíte heslo ke klíči, Pageant si ho rozšifruje, nechá si ho v paměti a sám pak zůstane běžet na pozadí, aby mohl váš soukromý <text:soft-page-break/>klíč dodat pokaždé, když ho bude Tortoise Git potřebovat. Dokud tedy Pageant poběží, nebudete muset zadávat heslo znova. Pokud ale restartujete počítač (popř. ručně vypnete Pageant), budete muset znova spustit Pageant, otevřít soubor s klíčem a zadat heslo.</text:p>
          <text:list>
            <text:list-item>
              <text:p text:style-name="P7">Chcete-li, můžete nastavit Windows tak, aby se vždy po restartu počítače Pageant automaticky spustil a načetl dotyčný soukromý klíč. <text:span text:style-name="T2">K tomu potřebujete nejdříve najít umístění programu Pageant na vašem počítači, např. C:\Program Files\TortoiseGit\bin\pageant.exe. Když ho najdete, klikněte na něj pravou myší, vyberte „Kopírovat“, pak klikněte pravou myší třeba na plochu a vyberte „Vložit zástupce“. Vytvoří se vám soubor „pageant.exe – zástupce“, můžete si ho klidně přejmenovat, chcete-li. Pak na něj klikněte pravou myší, otevřete „Vlastnosti“, otevře se okno, v něm vyberte záložku „Zástupce“ a do kolonky „Spustit v“ vyplňte složku, do které jste uložili svůj soukromý klíč, např. „C:\Users\</text:span><text:span text:style-name="T4">Dan</text:span><text:span text:style-name="T2">\Documents\Klíče“. Do kolonky „Cíl“ potom přidejte jméno souboru s klíčem, takže tam budete mít jak cestu k programu Pageant, tak soubor s klíčem, třeba takto: „"C:\Program Files\TortoiseGit\bin\pageant.exe" "soukromy-klic.ppk"“. Vlastnosti uložte stisknutím OK. Poslední krok je, že tohoto zástupce musíte zkopírovat (nebo přesunout) do složky, kde Windows hledají programy ke spuštění po startu. Klikněte na zástupce, stiskněte CTRL+C (nebo klikněte pravou myší a vyberte „Kopírovat“), potom v Průzkumníkovi Windows zadejte do adresního řádku</text:span> „<text:span text:style-name="T2">shell:startup“ a stiskněte Enter. Mně to skočí do adresáře „C:\Users\</text:span><text:span text:style-name="T4">Dan</text:span><text:span text:style-name="T2">\AppData\Roaming\Microsoft\Windows\Start Menu\Programs“, ale u vás se ta cesta bude lišit přinejmenším uživatelským jménem, možná i víc. Do této složky vlezte a zástupce tam vložte (CTRL+V). Po příštím restartu počítače by se měl Pageant sám spustit a zobrazit výzvu, abyste zadali heslo ke svému soukromému klíči.</text:span></text:p>
            </text:list-item>
          </text:list>
        </text:list-item>
        <text:list-item>
          <text:p text:style-name="P8">Máme vše nainstalováno, nyní můžeme provést prvotní vybalení naší lokální kopie repozitáře UMR. Otevřete prohlížeč a jděte na stránku repozitáře na Githubu (<text:a xlink:type="simple" xlink:href="https://github.com/ufal/UMR" text:style-name="Internet_20_link" text:visited-style-name="Visited_20_Internet_20_Link">https://github.com/ufal/UMR</text:a>). Kousek napravo od středu je výrazné zelené tlačítko „&lt;&gt; Code“. Klikněte na něj, objeví se záložka „Local“, v ní podzáložky „HTTPS“, „SSH“ a „GitHub CLI“, vyberte tu prostřední, tj. „SSH“. Objeví se adresa, kterou potřebuje Tortoise Git na vašem počítači, aby se s repozitářem UMR mohl synchronizovat: „<text:a xlink:type="simple" xlink:href="mailto:git@github.com" text:style-name="Internet_20_link" text:visited-style-name="Visited_20_Internet_20_Link">git@github.com</text:a>:ufal/UMR.git“. Zkopírujte ji do schránky. Pak na svém počítači otevřete Průzkumník Windows a jděte do složky, ve které chcete mít kopii UMR jako podsložku. Třeba do C:\Users\<text:span text:style-name="T3">Dan</text:span>\Documents. Klikněte na složku pravou myší, z kontextového menu vyberte „Git Clone…“. Objeví se okno, v něm je důležitá kolonka URL, v ní už by mělo být předvyplněno to, co máte ve schránce, tedy „<text:a xlink:type="simple" xlink:href="mailto:git@github.com" text:style-name="Internet_20_link" text:visited-style-name="Visited_20_Internet_20_Link">git@github.com</text:a>:ufal/UMR.git“. Klikněte na OK. Vybalí se vám lokální kopie složky UMR. Pokud jste dříve pracovali s Tortoise SVN, bude vám povědomé, že složka má na své ikoně přidané zelené kolečko s fajfkou, značící, že nemáte žádné lokální neuložené změny.</text:p>
        </text:list-item>
        <text:list-item>
          <text:p text:style-name="P9">Klikněte pravou myší na složku UMR, z kontextové nabídky vyberte „TortoiseGit / Pull…“ To je obdoba svn update, tj. spojí se se serverem (na Githubu), zjistí, zda tam někdo nahrál nové změny, které ještě nemáte lokálně, a pokud ano, tak je stáhne a integruje do vaší lokální verze. Teď těsně po naklonování tam pravděpodobně nic nového není, ale v budoucnosti bude tohle jedna z nejdůležitějších operací, kterou budete dělat.</text:p>
        </text:list-item>
        <text:list-item>
          <text:p text:style-name="P9"><text:soft-page-break/>Jestliže provedete změny v nějakém souboru ve složce UMR, dotyčný soubor i složky nad ním změní ikonu a červené kolečko vás bude varovat, že máte lokální změny, které ještě nebyly uloženy jako další verze obsahu repozitáře. V SVN by vám stačilo provést příkaz commit, tady budou kroky dva: commit a push. Ten první sice uloží do historie gitu novou verzi (ke které se později budete moci vrátit), ale ještě nekomunikuje se serverem na Githubu, vše se děje pouze lokálně: klikněte pravou myší na složku UMR, vyberte „Git Commit <text:span text:style-name="T5">→ "main"…</text:span><text:span text:style-name="T16">“, vyplňte krátký popis změn do políčka „Message“, pak stiskněte tlačítko „Commit“. Druhý krok, „Push“, vám bude nabídnut hned po doběhnutí Commitu; k němu už potřebujete být připojeni k internetu. TortoiseGit se zeptá Githubu, zda tam mezitím nepřibyly změny od někoho jiného. Pokud ano, Push skončí chybou a vy budete vyzváni, abyste si nejdřív synchronizovali svou lokální verzi pomocí Pull, pak abyste zkusili Push zopakovat. Pokud na serveru nic nového není, Push se rovnou provede.</text:span></text:p>
        </text:list-item>
        <text:list-item>
          <text:p text:style-name="P10">Pokud chcete do gitového verzování přidat nový soubor, umístěte ho do složky UMR, klikněte na něj pravou myší, vyberte „TortoiseGit / Add…“. Potom proveďte Commit a Push.</text:p>
        </text:list-item>
        <text:list-item>
          <text:p text:style-name="P11"><text:span text:style-name="T16">V prohlížeči můžete obnovit stránku repozitáře na Githubu a přesvědčit se, že jsou tam Vaše změny vidět. Historii commitů můžete vidět zde: </text:span><text:a xlink:type="simple" xlink:href="https://github.com/ufal/UMR/commits/main" text:style-name="Internet_20_link" text:visited-style-name="Visited_20_Internet_20_Link">https://github.com/ufal/UMR/commits/main</text:a><text:span text:style-name="T16">. Procházet obsah repozitáře můžete na záložce Code, tj. na adrese </text:span><text:a xlink:type="simple" xlink:href="https://github.com/ufal/UMR" text:style-name="Internet_20_link" text:visited-style-name="Visited_20_Internet_20_Link">https://github.com/ufal/UMR</text:a><text:span text:style-name="T16">. A diskuse o různých problémech, na které narazíme, je na záložce Issues, tj. na adrese </text:span><text:a xlink:type="simple" xlink:href="https://github.com/ufal/UMR/issues" text:style-name="Internet_20_link" text:visited-style-name="Visited_20_Internet_20_Link">https://github.com/ufal/UMR/issues</text:a><text:span text:style-name="T16">. Na záložce Code je tedy obsah repozitáře, tj. soubory, které se Vám prostřednictvím TortoiseGit synchronizují na váš počítač. Naproti tomu diskuse v Issues vidíte pouze na webu a nejsou obsahem repozitáře (dají se ale velmi dobře vytvářet odkazy z diskuse na jednotlivé soubory v repozitáři, nebo dokonce i na konkrétní řádky uvnitř textového souboru; </text:span><text:span text:style-name="T17">kromě toho se dají dělat odkazy z jednoho issue do jiného</text:span><text:span text:style-name="T16">). Vpravo nahoře v prohlížeči máte nabídku, která se pravděpodobně jmenuje „Watch“ (následováno číslem). Tam můžete vybrat „All activity“. Od té chvíle dostanete notifikaci e-mailem pokaždé, když někdo založí novou diskusi (issue) u repozitáře UMR. Výchozí stav je, že je tam zaškrtnuto „Participating and @mentions“, což znamená, že notifikace e-mailem vám přijde pouze u takového issue, který jste založili, do kterého jste přispěli nějakým komentářem, nebo ve kterém vás někdo zmínil pomocí znaku @ následovaného vaším uživatelským jménem.</text:span></text:p>
        </text:list-item>
      </text:list>
      <text:h text:style-name="P22" text:outline-level="2">Github Issues</text:h>
      <text:p text:style-name="P12"><text:span text:style-name="T5">Each repository in Github has its own “issue tracker”. You can access it in your browser when you go to the page of the repository and click on the “Issues” tab. In the case of our repository, the issue tracker is at </text:span><text:a xlink:type="simple" xlink:href="https://github.com/ufal/UMR/issues" text:style-name="Internet_20_link" text:visited-style-name="Visited_20_Internet_20_Link">https://github.com/ufal/UMR/issues</text:a><text:span text:style-name="T5">. Issues are discussions about particular problems in the repository. When the discussion reaches a solution / consensus / result, the issue can be “closed”. It is not removed, it can still be viewed, but it will not be offered in the list of issues by default. It can be reopened if it turns out that more discussion is needed. Any Github user can create an issue for our repository, including users who do not have push access to the repo. But some other actions can only be done by users who have the required permissions.</text:span><text:span text:style-name="T6"> New issue is created by </text:span><text:soft-page-break/><text:span text:style-name="T6">pressing the green button “New issue”, filling out the title and the first comment for the discussion, and pressing “Submit new issue”.</text:span></text:p>
      <text:p text:style-name="P17"><text:span text:style-name="T5">If you submit an issue and then decide to rephrase a part of it, you can edit the already submitted comment. (But people will only get one e-mail notification with the first version of the comment.)</text:span></text:p>
      <text:p text:style-name="P21"><text:span text:style-name="T5">To add a new comment when viewing an issue, write the comment in the edit window, then click on the green “Comment” button. If the discussion has reached an end, you can close the issue by pressing the “Close issue” button (without comment), or enter a comment and press the same button, which now reads “Close with comment”.</text:span></text:p>
      <text:p text:style-name="P13"><text:span text:style-name="T5">The text of the issue (comment) can be formatted using MarkDown syntax; for your comfort, the edit window has a few buttons to help you with commonly used constructs, </text:span><text:span text:style-name="T13">and it also has a “Preview” tab which shows what it will look like once submitted</text:span><text:span text:style-name="T5">. There can be links to other issues, to files in the repository, or to any other page on the web. There can be even images (simply drag the file with the image and drop it to the edit window).</text:span></text:p>
      <text:p text:style-name="P14"><text:span text:style-name="T9">Links have the MarkDown syntax<text:line-break/><text:tab/></text:span><text:span text:style-name="T20">[text of the link](https://the.address/folder/file)</text:span><text:span text:style-name="T19"><text:line-break/></text:span><text:span text:style-name="T6">When referring to a MarkDown file in the repository, you can either refer to the whole file (e.g., </text:span><text:a xlink:type="simple" xlink:href="https://github.com/ufal/UMR/blob/main/doc/entities.md" text:style-name="Internet_20_link" text:visited-style-name="Visited_20_Internet_20_Link">https://github.com/ufal/UMR/blob/main/doc/entities.md</text:a><text:span text:style-name="T6"> – simply locate the file in your browser and copy the URL), or to a particular section (e.g., </text:span><text:a xlink:type="simple" xlink:href="https://github.com/ufal/UMR/blob/main/doc/entities.md#taxonomy-of-entity-types" text:style-name="Internet_20_link" text:visited-style-name="Visited_20_Internet_20_Link">https://github.com/ufal/UMR/blob/main/doc/entities.md#taxonomy-of-entity-types</text:a><text:span text:style-name="T6"> – locate the heading of the section, move your mouse to it, click on the link icon that appears to the left of the heading, the URL in the browser’s address line changes, copy it). You can also refer to a particular line or range of lines in the MarkDown source. To do that, view the file, then on the top switch from “Preview” to “Code”, then click on the line number. If you want a range of lines, press SHIFT and click on the last line of the range. Then copy the URL from the address line (e.g., </text:span><text:a xlink:type="simple" xlink:href="https://github.com/ufal/UMR/blob/main/doc/entities.md?plain=1#L19-L22" text:style-name="Internet_20_link" text:visited-style-name="Visited_20_Internet_20_Link">https://github.com/ufal/UMR/blob/main/doc/entities.md?plain=1#L19-L22</text:a><text:span text:style-name="T6">). </text:span><text:span text:style-name="T7">Now you may ask what happens when somebody edits the file and pushes the changes to Github? The line numbers may now point to different section of the file than at the time you were creating the link. Fortunately, this is a git repository and it remembers all previous versions </text:span><text:span text:style-name="T8">(commits)</text:span><text:span text:style-name="T7">. If you want </text:span><text:span text:style-name="T8">(you do!)</text:span><text:span text:style-name="T7"> your link to always lead to the version that was current when writing the comment, you should use a permalink. After selecting the line range, click on the three dots that appeared next to the first line of the range, and click on “Copy permalink”. Now you have the permalink URL in your clipboard (the address link of the browser has not changed, so do not go there), and the URL is different from the above: instead of “main” (the branch name), it contains the commit identification number (e.g., </text:span><text:a xlink:type="simple" xlink:href="https://github.com/ufal/UMR/blob/4be8b6778551623e1c357ed9f0acd873a07c35c5/doc/entities.md?plain=1#L19-L22" text:style-name="Internet_20_link" text:visited-style-name="Visited_20_Internet_20_Link">https://github.com/ufal/UMR/blob/4be8b6778551623e1c357ed9f0acd873a07c35c5/doc/entities.md?plain=1#L19-L22</text:a><text:span text:style-name="T7">).</text:span></text:p>
      <text:p text:style-name="P15"><text:span text:style-name="T7">L</text:span><text:span text:style-name="T5">ike in e-mails, you can quote other people by inserting “&gt;” before each line with a quoted text. It will then be formatted differently to distinguish the quote from your own reaction. The fastest way to insert a quote is to go up in the discussion thread, locate the comment you want to quote, click on the three dots in the upper right corner of that comment, and select “Quote reply”.</text:span></text:p>
      <text:p text:style-name="P16"><text:soft-page-break/><text:span text:style-name="T5">You can also refer to other issues in the same repository, simply by “#” + their number; Github will resolve it to a URL that your browser understands. For example, if you put “#3” in your MarkDown source, the browser will see a link to </text:span><text:a xlink:type="simple" xlink:href="https://github.com/ufal/UMR/issues/3" text:style-name="Internet_20_link" text:visited-style-name="Visited_20_Internet_20_Link">https://github.com/ufal/UMR/issues/3</text:a><text:span text:style-name="T5">. You can also link to individual comments in the other issues: in the initial line, e.g., “dan-zeman commented 11 hours ago”, click on “commented”, then take the new URL from the address line (e.g., </text:span><text:a xlink:type="simple" xlink:href="https://github.com/ufal/UMR/issues/3#issuecomment-1629717177" text:style-name="Internet_20_link" text:visited-style-name="Visited_20_Internet_20_Link">https://github.com/ufal/UMR/issues/3#issuecomment-1629717177</text:a><text:span text:style-name="T5">). </text:span><text:span text:style-name="T10">Whenever you link from a comment in issue A to issue B (or to a comment in it), the page of issue B will also inform the reader that the issue has been referenced, and it will provide a back link. This works across the whole Github, so if you are in our issue tracker and reference, say, an issue in the repository of the UMR guidelines (e.g., </text:span><text:a xlink:type="simple" xlink:href="https://github.com/umr4nlp/umr-guidelines/issues/16" text:style-name="Internet_20_link" text:visited-style-name="Visited_20_Internet_20_Link">https://github.com/umr4nlp/umr-guidelines/issues/16</text:a><text:span text:style-name="T10">), the readers of the target issue will see that you mentioned it.</text:span></text:p>
      <text:p text:style-name="P17"><text:span text:style-name="T5">You can refer to other users by “@” + their user name. Of course, you do not have to do it, you can write “as Dan said above, …”. But if you instead write “as @dan-zeman said above, …”, Github will know that you are talking about a Github user. This may affect whether or not that user gets an e-mail notification, so you should use the “@” notation </text:span><text:span text:style-name="T14">i</text:span><text:span text:style-name="T5">f you want the reader to pay attention to your comment and maybe reply. </text:span><text:span text:style-name="T15">(Be careful. If you misspell the user name but the result is an existing user name, that user will now get notifications although they are probably not interested in our repository.)</text:span><text:span text:style-name="T5"> </text:span><text:span text:style-name="T11">There are </text:span><text:span text:style-name="T12">four</text:span><text:span text:style-name="T11"> levels of e-mail notifications for each user-repository pair:</text:span></text:p>
      <text:list xml:id="list2926802713" text:style-name="L2">
        <text:list-item>
          <text:p text:style-name="P18"><text:span text:style-name="T5">Watching All Activity: The user gets a notification for each new issue in the repository, and each new comment in existing issues in the repository, unless this user is the author of that comment. If you want to know who is watching our repository, see </text:span><text:a xlink:type="simple" xlink:href="https://github.com/ufal/UMR/watchers" text:style-name="Internet_20_link" text:visited-style-name="Visited_20_Internet_20_Link">https://github.com/ufal/UMR/watchers</text:a><text:span text:style-name="T5">. If you are watching the repository, you probably see an “Unwatch” button at </text:span><text:a xlink:type="simple" xlink:href="https://github.com/ufal/UMR" text:style-name="Internet_20_link" text:visited-style-name="Visited_20_Internet_20_Link">https://github.com/ufal/UMR</text:a><text:span text:style-name="T5"> (I don’t see it but I’m the owner of the repository, so I cannot unwatch it).</text:span></text:p>
        </text:list-item>
        <text:list-item>
          <text:p text:style-name="P19"><text:span text:style-name="T5">Participating and @mentions: You will get notifications for issues in which you added a comment (you are participating) or where someone mentioned you using your @user name. If you are in this state, the button where you can change it is labeled “Watch”.</text:span></text:p>
        </text:list-item>
        <text:list-item>
          <text:p text:style-name="P19"><text:span text:style-name="T5">Ignore. No notifications even if mentioned using your @user name.</text:span></text:p>
        </text:list-item>
        <text:list-item>
          <text:p text:style-name="P19"><text:span text:style-name="T5">Custom. You can select types of events for which you want to be notified.</text:span></text:p>
        </text:list-item>
      </text:list>
      <text:p text:style-name="P20"><text:span text:style-name="T5">The default notification behavior for a new repository to which you have push access depends on the settings in your user profile. Go to </text:span><text:a xlink:type="simple" xlink:href="https://github.com/settings/notifications" text:style-name="Internet_20_link" text:visited-style-name="Visited_20_Internet_20_Link">https://github.com/settings/notifications</text:a><text:span text:style-name="T5"> and see if you want to change it.</text:span></text:p>
      <text:p text:style-name="P20"><text:span text:style-name="T5">The e-mail with the notification contains the text of the new comment, although not so nicely formatted as on the Github web. There is a link that will take you to the Github page and display it in your browser. But if you just want to quickly answer in text mode, you can reply to the notification e-mail and it will post your answer as a new comment. (If you do so, you should make sure that the e-mail does not contain unnecessary quotation of the notification e-mail, long signatur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6-12T18:47:41.732000000</meta:creation-date>
    <dc:date>2023-07-11T11:28:26.784000000</dc:date>
    <dc:creator>Daniel Zeman</dc:creator>
    <meta:editing-duration>PT56M3S</meta:editing-duration>
    <meta:editing-cycles>17</meta:editing-cycles>
    <meta:generator>LibreOffice/5.3.1.2$Windows_X86_64 LibreOffice_project/e80a0e0fd1875e1696614d24c32df0f95f03deb2</meta:generator>
    <meta:document-statistic meta:table-count="0" meta:image-count="0" meta:object-count="0" meta:page-count="5" meta:paragraph-count="29" meta:word-count="2647" meta:character-count="16586" meta:non-whitespace-character-count="13981"/>
  </office:meta>
</office:document-meta>
</file>